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E00000066CE70970356DAA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2" style:family="table-row">
      <style:table-row-properties style:min-row-height="0.568cm" fo:keep-together="auto"/>
    </style:style>
    <style:style style:name="Table1.A32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2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2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36" style:family="table-cell">
      <style:table-cell-properties style:vertical-align="middle" fo:background-color="transparent" fo:padding="0.097cm" fo:border-left="0.05pt solid #000080" fo:border-right="none" fo:border-top="none" fo:border-bottom="0.05pt solid #000080" style:writing-mode="lr-tb">
        <style:background-image/>
      </style:table-cell-properties>
    </style:style>
    <style:style style:name="Table1.B36" style:family="table-cell">
      <style:table-cell-properties style:vertical-align="top" fo:background-color="transparent" fo:padding="0.097cm" fo:border-left="0.05pt solid #000080" fo:border-right="none" fo:border-top="none" fo:border-bottom="0.05pt solid #000080" style:writing-mode="lr-tb">
        <style:background-image/>
      </style:table-cell-properties>
    </style:style>
    <style:style style:name="Table1.C36" style:family="table-cell">
      <style:table-cell-properties style:vertical-align="top" fo:background-color="transparent" fo:padding="0.097cm" fo:border-left="0.05pt solid #000080" fo:border-right="0.05pt solid #000080" fo:border-top="none" fo:border-bottom="0.05pt solid #000080" style:writing-mode="lr-tb">
        <style:background-image/>
      </style:table-cell-properties>
    </style:style>
    <style:style style:name="Tabela4" style:family="table">
      <style:table-properties style:width="16.81cm" fo:margin-left="0.171cm" table:align="left" style:writing-mode="lr-tb"/>
    </style:style>
    <style:style style:name="Tabela4.A" style:family="table-column">
      <style:table-column-properties style:column-width="16.8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officeooo:paragraph-rsid="0020a55a"/>
    </style:style>
    <style:style style:name="P6" style:family="paragraph" style:parent-style-name="Standard">
      <style:text-properties officeooo:rsid="00f845ef" officeooo:paragraph-rsid="00f845ef"/>
    </style:style>
    <style:style style:name="P7" style:family="paragraph" style:parent-style-name="Standard">
      <style:text-properties officeooo:rsid="00f845ef" officeooo:paragraph-rsid="019b87e4"/>
    </style:style>
    <style:style style:name="P8" style:family="paragraph" style:parent-style-name="Standard">
      <style:text-properties fo:font-size="11pt" fo:font-style="normal" fo:font-weight="bold" officeooo:rsid="01ab6792" officeooo:paragraph-rsid="0186b662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officeooo:rsid="018b5bd4" officeooo:paragraph-rsid="018b5bd4"/>
    </style:style>
    <style:style style:name="P11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officeooo:rsid="01d6e642" officeooo:paragraph-rsid="01d6e642"/>
    </style:style>
    <style:style style:name="P14" style:family="paragraph" style:parent-style-name="Standard">
      <style:text-properties officeooo:rsid="01a09b55" officeooo:paragraph-rsid="01a09b55"/>
    </style:style>
    <style:style style:name="P15" style:family="paragraph" style:parent-style-name="Standard">
      <style:text-properties officeooo:rsid="019ed4d4" officeooo:paragraph-rsid="019ed4d4"/>
    </style:style>
    <style:style style:name="P16" style:family="paragraph" style:parent-style-name="Standard">
      <style:text-properties officeooo:rsid="01d80a9a" officeooo:paragraph-rsid="01d80a9a"/>
    </style:style>
    <style:style style:name="P17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18" style:family="paragraph" style:parent-style-name="Footer">
      <style:paragraph-properties fo:margin-top="0.106cm" fo:margin-bottom="0.106cm" loext:contextual-spacing="false" style:snap-to-layout-grid="false"/>
    </style:style>
    <style:style style:name="P19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20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21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22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d6e642" officeooo:paragraph-rsid="01d6e642" style:font-weight-asian="normal" style:font-weight-complex="normal"/>
    </style:style>
    <style:style style:name="P23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Blockquote">
      <style:paragraph-properties fo:margin-left="0cm" fo:margin-right="0.009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27" style:family="paragraph" style:parent-style-name="Heading_20_2">
      <style:text-properties officeooo:paragraph-rsid="0186b662"/>
    </style:style>
    <style:style style:name="P28" style:family="paragraph" style:parent-style-name="Heading_20_2">
      <style:text-properties officeooo:paragraph-rsid="018b5bd4"/>
    </style:style>
    <style:style style:name="P29" style:family="paragraph" style:parent-style-name="Heading_20_2">
      <style:text-properties officeooo:rsid="018b5bd4" officeooo:paragraph-rsid="018b5bd4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d80a9a" officeooo:paragraph-rsid="01d80a9a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6e642" officeooo:paragraph-rsid="01d6e642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6e642" officeooo:paragraph-rsid="01d6e642" style:font-style-asian="normal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6e642" officeooo:paragraph-rsid="01d80a9a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2c1f4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b379f5" officeooo:paragraph-rsid="01b379f5" style:font-style-asian="normal" style:font-weight-asian="bold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4ca0a" officeooo:paragraph-rsid="01b4ca0a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903cb" officeooo:paragraph-rsid="01d903cb"/>
    </style:style>
    <style:style style:name="P40" style:family="paragraph" style:parent-style-name="Text_20_body">
      <style:text-properties officeooo:paragraph-rsid="01b7e887"/>
    </style:style>
    <style:style style:name="P41" style:family="paragraph" style:parent-style-name="Standard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fo:font-weight="normal" officeooo:rsid="01d6e642" officeooo:paragraph-rsid="01d6e642" style:font-weight-asian="normal" style:font-size-complex="12pt" style:font-weight-complex="normal"/>
    </style:style>
    <style:style style:name="P43" style:family="paragraph" style:parent-style-name="Standard">
      <style:text-properties officeooo:rsid="01c87135"/>
    </style:style>
    <style:style style:name="P44" style:family="paragraph" style:parent-style-name="Standard">
      <style:text-properties officeooo:rsid="01b8aed8" officeooo:paragraph-rsid="01dea69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e03790" officeooo:paragraph-rsid="01e03790" style:font-style-asian="normal" style:font-weight-asian="normal" style:font-style-complex="normal" style:font-weight-complex="normal"/>
    </style:style>
    <style:style style:name="P46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48" style:family="paragraph" style:parent-style-name="Table_20_Contents" style:list-style-name="L2">
      <style:paragraph-properties fo:margin-top="0cm" fo:margin-bottom="0cm" loext:contextual-spacing="false"/>
      <style:text-properties officeooo:rsid="01d6e642" officeooo:paragraph-rsid="01d6e642"/>
    </style:style>
    <style:style style:name="P49" style:family="paragraph" style:parent-style-name="Table_20_Contents" style:list-style-name="L3">
      <style:paragraph-properties fo:margin-top="0cm" fo:margin-bottom="0cm" loext:contextual-spacing="false"/>
      <style:text-properties officeooo:rsid="01d6e642" officeooo:paragraph-rsid="01d6e642"/>
    </style:style>
    <style:style style:name="P50" style:family="paragraph" style:parent-style-name="Table_20_Contents" style:list-style-name="L5">
      <style:paragraph-properties fo:margin-top="0cm" fo:margin-bottom="0cm" loext:contextual-spacing="false"/>
      <style:text-properties officeooo:rsid="01d6e642" officeooo:paragraph-rsid="01d6e642"/>
    </style:style>
    <style:style style:name="P51" style:family="paragraph" style:parent-style-name="Table_20_Contents" style:list-style-name="L4">
      <style:paragraph-properties fo:margin-top="0cm" fo:margin-bottom="0cm" loext:contextual-spacing="false"/>
      <style:text-properties fo:font-style="normal" officeooo:rsid="01d80a9a" officeooo:paragraph-rsid="01d80a9a" style:font-style-asian="normal" style:font-style-complex="normal"/>
    </style:style>
    <style:style style:name="P52" style:family="paragraph" style:parent-style-name="Table_20_Contents" style:list-style-name="L5">
      <style:paragraph-properties fo:margin-top="0cm" fo:margin-bottom="0cm" loext:contextual-spacing="false"/>
      <style:text-properties fo:font-style="normal" officeooo:rsid="01d6e642" officeooo:paragraph-rsid="01d6e642" style:font-style-asian="normal" style:font-style-complex="normal"/>
    </style:style>
    <style:style style:name="P53" style:family="paragraph" style:parent-style-name="Table_20_Contents" style:list-style-name="L6">
      <style:paragraph-properties fo:margin-top="0cm" fo:margin-bottom="0cm" loext:contextual-spacing="false"/>
      <style:text-properties fo:font-style="normal" fo:font-weight="normal" officeooo:rsid="01d80a9a" officeooo:paragraph-rsid="01d80a9a" style:font-style-asian="normal" style:font-weight-asian="normal" style:font-style-complex="normal" style:font-weight-complex="normal"/>
    </style:style>
    <style:style style:name="P54" style:family="paragraph" style:parent-style-name="Table_20_Contents" style:list-style-name="L6">
      <style:paragraph-properties fo:margin-top="0cm" fo:margin-bottom="0cm" loext:contextual-spacing="false"/>
      <style:text-properties fo:font-style="normal" fo:font-weight="normal" officeooo:rsid="01d903cb" officeooo:paragraph-rsid="01d903cb" style:font-style-asian="normal" style:font-weight-asian="normal" style:font-style-complex="normal" style:font-weight-complex="normal"/>
    </style:style>
    <style:style style:name="P55" style:family="paragraph" style:parent-style-name="Table_20_Contents" style:list-style-name="L6">
      <style:paragraph-properties fo:margin-top="0cm" fo:margin-bottom="0cm" loext:contextual-spacing="false"/>
      <style:text-properties fo:font-style="normal" fo:font-weight="normal" officeooo:rsid="01da3728" officeooo:paragraph-rsid="01da3728" style:font-style-asian="normal" style:font-weight-asian="normal" style:font-style-complex="normal" style:font-weight-complex="normal"/>
    </style:style>
    <style:style style:name="P56" style:family="paragraph" style:parent-style-name="Table_20_Contents" style:list-style-name="L6">
      <style:paragraph-properties fo:margin-top="0cm" fo:margin-bottom="0cm" loext:contextual-spacing="false"/>
      <style:text-properties fo:font-style="normal" fo:font-weight="normal" officeooo:rsid="01dadbcf" officeooo:paragraph-rsid="01dadbcf" style:font-style-asian="normal" style:font-weight-asian="normal" style:font-style-complex="normal" style:font-weight-complex="normal"/>
    </style:style>
    <style:style style:name="P57" style:family="paragraph" style:parent-style-name="Table_20_Contents" style:list-style-name="L20">
      <style:paragraph-properties fo:margin-top="0cm" fo:margin-bottom="0cm" loext:contextual-spacing="false"/>
      <style:text-properties fo:font-style="normal" fo:font-weight="normal" officeooo:rsid="01dcb3f5" officeooo:paragraph-rsid="01dcb3f5" style:font-style-asian="normal" style:font-weight-asian="normal" style:font-style-complex="normal" style:font-weight-complex="normal"/>
    </style:style>
    <style:style style:name="P58" style:family="paragraph" style:parent-style-name="Table_20_Contents" style:list-style-name="L20">
      <style:paragraph-properties fo:margin-top="0cm" fo:margin-bottom="0cm" loext:contextual-spacing="false"/>
      <style:text-properties fo:font-style="normal" fo:font-weight="normal" officeooo:rsid="01de69cd" officeooo:paragraph-rsid="01de69cd" style:font-style-asian="normal" style:font-weight-asian="normal" style:font-style-complex="normal" style:font-weight-complex="normal"/>
    </style:style>
    <style:style style:name="P59" style:family="paragraph" style:parent-style-name="Table_20_Contents">
      <style:paragraph-properties fo:margin-top="0cm" fo:margin-bottom="0cm" loext:contextual-spacing="false"/>
      <style:text-properties fo:font-style="normal" fo:font-weight="normal" officeooo:rsid="01dea69d" officeooo:paragraph-rsid="01dea69d" style:font-style-asian="normal" style:font-weight-asian="normal" style:font-style-complex="normal" style:font-weight-complex="normal"/>
    </style:style>
    <style:style style:name="P60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dea69d" officeooo:paragraph-rsid="01dea69d" style:font-style-asian="normal" style:font-weight-asian="normal" style:font-style-complex="normal" style:font-weight-complex="normal"/>
    </style:style>
    <style:style style:name="P61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dea69d" officeooo:paragraph-rsid="01e0337f" style:font-style-asian="normal" style:font-weight-asian="normal" style:font-style-complex="normal" style:font-weight-complex="normal"/>
    </style:style>
    <style:style style:name="P62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e0337f" officeooo:paragraph-rsid="01e0337f" style:font-style-asian="normal" style:font-weight-asian="normal" style:font-style-complex="normal" style:font-weight-complex="normal"/>
    </style:style>
    <style:style style:name="P63" style:family="paragraph" style:parent-style-name="Table_20_Contents" style:list-style-name="L23">
      <style:paragraph-properties fo:margin-top="0cm" fo:margin-bottom="0cm" loext:contextual-spacing="false"/>
      <style:text-properties fo:font-style="normal" fo:font-weight="normal" officeooo:rsid="01e03790" officeooo:paragraph-rsid="01e03790" style:font-style-asian="normal" style:font-weight-asian="normal" style:font-style-complex="normal" style:font-weight-complex="normal"/>
    </style:style>
    <style:style style:name="P64" style:family="paragraph" style:parent-style-name="Table_20_Contents" style:list-style-name="L6">
      <style:paragraph-properties fo:margin-top="0cm" fo:margin-bottom="0cm" loext:contextual-spacing="false"/>
      <style:text-properties officeooo:rsid="01d80a9a" officeooo:paragraph-rsid="01d80a9a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cb3f5" officeooo:paragraph-rsid="01dcb3f5" style:font-style-asian="normal" style:font-weight-asian="normal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e69cd" officeooo:paragraph-rsid="01de69cd" style:font-style-asian="normal" style:font-weight-asian="normal" style:font-style-complex="normal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ea69d" officeooo:paragraph-rsid="01dea69d" style:font-style-asian="normal" style:font-weight-asian="normal" style:font-style-complex="normal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ea69d" officeooo:paragraph-rsid="01e0337f" style:font-style-asian="normal" style:font-weight-asian="normal" style:font-style-complex="normal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d426e6" style:font-style-asian="normal" style:font-weight-asian="normal" style:font-style-complex="normal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e03790" officeooo:paragraph-rsid="01e03790" style:font-style-asian="normal" style:font-weight-asian="normal" style:font-style-complex="normal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e1c891" officeooo:paragraph-rsid="01e1c891" style:font-style-asian="normal" style:font-weight-asian="normal" style:font-style-complex="normal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e1c891" style:font-style-asian="normal" style:font-weight-asian="normal" style:font-style-complex="normal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a3728" officeooo:paragraph-rsid="01da3728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de69cd" officeooo:paragraph-rsid="01de69cd" style:font-style-asian="italic" style:font-weight-asian="normal" style:font-style-complex="italic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de75cd" officeooo:paragraph-rsid="01de75cd" style:font-style-asian="italic" style:font-weight-asian="normal" style:font-style-complex="italic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dea69d" officeooo:paragraph-rsid="01dea69d" style:font-style-asian="italic" style:font-weight-asian="normal" style:font-style-complex="italic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adbcf" officeooo:paragraph-rsid="01dadbcf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officeooo:rsid="007339a3" style:font-weight-complex="bold"/>
    </style:style>
    <style:style style:name="T7" style:family="text">
      <style:text-properties officeooo:rsid="01d6e642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d6e642" style:font-weight-asian="normal" style:font-weight-complex="normal"/>
    </style:style>
    <style:style style:name="T12" style:family="text">
      <style:text-properties fo:font-size="10pt" fo:language="pt" fo:country="BR" fo:font-weight="bold" officeooo:rsid="01dea69d" style:font-size-asian="10pt" style:font-weight-asian="bold" style:font-weight-complex="bold"/>
    </style:style>
    <style:style style:name="T13" style:family="text">
      <style:text-properties fo:font-size="10pt" fo:language="pt" fo:country="BR" fo:font-weight="normal" style:font-size-asian="10pt" style:font-weight-asian="normal" style:font-weight-complex="normal"/>
    </style:style>
    <style:style style:name="T14" style:family="text">
      <style:text-properties fo:font-size="10pt" fo:language="pt" fo:country="BR" fo:font-weight="normal" officeooo:rsid="01dea69d" style:font-size-asian="10pt" style:font-weight-asian="normal" style:font-weight-complex="normal"/>
    </style:style>
    <style:style style:name="T15" style:family="text">
      <style:text-properties fo:font-size="10pt" fo:language="pt" fo:country="BR" fo:font-style="italic" fo:font-weight="normal" officeooo:rsid="01dea69d" style:font-size-asian="10pt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17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18" style:family="text">
      <style:text-properties style:font-name="Times New Roman" fo:font-size="10pt" fo:font-weight="normal" officeooo:rsid="01d6e642" style:font-size-asian="10pt" style:font-weight-asian="normal" style:font-name-complex="Times New Roman" style:font-size-complex="12pt" style:font-weight-complex="normal"/>
    </style:style>
    <style:style style:name="T19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style:font-name="Times New Roman" fo:font-size="10pt" fo:font-style="normal" style:text-underline-style="solid" style:text-underline-width="auto" style:text-underline-color="font-color" fo:font-weight="normal" officeooo:rsid="01d6e642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officeooo:rsid="01acc586"/>
    </style:style>
    <style:style style:name="T23" style:family="text">
      <style:text-properties fo:font-style="italic" officeooo:rsid="01c4309f" style:font-style-asian="italic" style:font-style-complex="italic"/>
    </style:style>
    <style:style style:name="T24" style:family="text">
      <style:text-properties officeooo:rsid="01abc322"/>
    </style:style>
    <style:style style:name="T25" style:family="text">
      <style:text-properties officeooo:rsid="01aca9ad"/>
    </style:style>
    <style:style style:name="T26" style:family="text">
      <style:text-properties officeooo:rsid="018b5bd4"/>
    </style:style>
    <style:style style:name="T27" style:family="text">
      <style:text-properties officeooo:rsid="018d4957"/>
    </style:style>
    <style:style style:name="T28" style:family="text">
      <style:text-properties officeooo:rsid="018f254c"/>
    </style:style>
    <style:style style:name="T29" style:family="text">
      <style:text-properties officeooo:rsid="0192b62e"/>
    </style:style>
    <style:style style:name="T30" style:family="text">
      <style:text-properties officeooo:rsid="0195d286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a39d0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dcb3f5" style:font-style-asian="normal" style:font-weight-asian="normal" style:font-style-complex="normal" style:font-weight-complex="normal"/>
    </style:style>
    <style:style style:name="T34" style:family="text">
      <style:text-properties officeooo:rsid="019b87e4"/>
    </style:style>
    <style:style style:name="T35" style:family="text">
      <style:text-properties officeooo:rsid="019ed4d4"/>
    </style:style>
    <style:style style:name="T36" style:family="text">
      <style:text-properties officeooo:rsid="01a09ef7"/>
    </style:style>
    <style:style style:name="T37" style:family="text">
      <style:text-properties officeooo:rsid="01a1a83f"/>
    </style:style>
    <style:style style:name="T38" style:family="text">
      <style:text-properties officeooo:rsid="01b2c1f4"/>
    </style:style>
    <style:style style:name="T39" style:family="text">
      <style:text-properties officeooo:rsid="01d3a17d"/>
    </style:style>
    <style:style style:name="T40" style:family="text">
      <style:text-properties officeooo:rsid="01d6e642"/>
    </style:style>
    <style:style style:name="T41" style:family="text">
      <style:text-properties officeooo:rsid="01d80a9a"/>
    </style:style>
    <style:style style:name="T42" style:family="text">
      <style:text-properties officeooo:rsid="01e0337f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CURSO:</text:p>
          </table:table-cell>
          <table:table-cell table:style-name="Tabela1.A1" office:value-type="string">
            <text:p text:style-name="P20">ENGENHARIAS</text:p>
          </table:table-cell>
          <table:table-cell table:style-name="Tabela1.A1" office:value-type="string">
            <text:p text:style-name="P19">PROFESSOR:</text:p>
          </table:table-cell>
          <table:table-cell table:style-name="Tabela1.D1" office:value-type="string">
            <text:p text:style-name="P20">Fábio Macêdo Mendes</text:p>
          </table:table-cell>
        </table:table-row>
        <table:table-row table:style-name="Tabela1.1">
          <table:table-cell table:style-name="Tabela1.A2" office:value-type="string">
            <text:p text:style-name="P18"><text:span text:style-name="T8">DISCIPLINA:</text:span><text:span text:style-name="T9"> </text:span></text:p>
          </table:table-cell>
          <table:table-cell table:style-name="Tabela1.A2" office:value-type="string">
            <text:p text:style-name="P22">Fundamentos de Compiladores</text:p>
          </table:table-cell>
          <table:table-cell table:style-name="Tabela1.A2" office:value-type="string">
            <text:p text:style-name="P19">SEMESTRE/ANO:</text:p>
          </table:table-cell>
          <table:table-cell table:style-name="Tabela1.D2" office:value-type="string">
            <text:p text:style-name="P21">02/201<text:span text:style-name="T29">7</text:span></text:p>
          </table:table-cell>
        </table:table-row>
        <table:table-row table:style-name="Tabela1.1">
          <table:table-cell table:style-name="Tabela1.A2" office:value-type="string">
            <text:p text:style-name="P18"><text:span text:style-name="T8">C HORÁRIA:</text:span><text:span text:style-name="T9"> </text:span></text:p>
          </table:table-cell>
          <table:table-cell table:style-name="Tabela1.A2" office:value-type="string">
            <text:p text:style-name="P20"><text:span text:style-name="T29">60</text:span> h</text:p>
          </table:table-cell>
          <table:table-cell table:style-name="Tabela1.A2" office:value-type="string">
            <text:p text:style-name="P19">CRÉDITOS:</text:p>
          </table:table-cell>
          <table:table-cell table:style-name="Tabela1.D2" office:value-type="string">
            <text:p text:style-name="P20">0<text:span text:style-name="T29">4</text:span></text:p>
          </table:table-cell>
        </table:table-row>
      </table:table>
      <text:p text:style-name="P23">PLANO DE ENSINO</text:p>
      <text:p text:style-name="Heading_20_2">1. OBJETIVOS DA DISCIPLINA</text:p>
      <text:p text:style-name="Text_20_body">Capacitar os alunos para utilizar e compreender os conceitos básicos de programação <text:span text:style-name="T29">científica e familiarizar o aluno com algoritmos para solução numérica de problemas nas áreas de álgebra linear e cálculo.</text:span></text:p>
      <text:p text:style-name="Heading_20_2">2. EMENTA DO PROGRAMA</text:p>
      <text:list xml:id="list275347399" text:style-name="L1">
        <text:list-item>
          <text:p text:style-name="P42">Autômatos. </text:p>
        </text:list-item>
        <text:list-item>
          <text:p text:style-name="P42">Gramáticas. </text:p>
        </text:list-item>
        <text:list-item>
          <text:p text:style-name="P42">Analisador léxico. </text:p>
        </text:list-item>
        <text:list-item>
          <text:p text:style-name="P42">Analisador Sintático. </text:p>
        </text:list-item>
        <text:list-item>
          <text:p text:style-name="P42">Geração de Código. 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5"> </text:span><text:span text:style-name="T6"><text:s/></text:span><text:span text:style-name="T7">terças</text:span><text:span text:style-name="T10"> e </text:span><text:span text:style-name="T11">quintas</text:span><text:span text:style-name="T10">-feiras</text:span></text:p>
      <text:p text:style-name="Standard"><text:span text:style-name="T2">Atendimento e monitoria:</text:span><text:span text:style-name="T5"> </text:span><text:span text:style-name="T10">a definir.</text:span></text:p>
      <text:p text:style-name="Heading_20_2">4. METODOLOGIA</text:p>
      <text:p text:style-name="P40"><text:span text:style-name="T16">O método básico aplicado é o de aulas práticas </text:span><text:span text:style-name="T17">em laboratório de computação </text:span><text:span text:style-name="T16">voltadas à implementação de programas. </text:span><text:span text:style-name="T17">As aulas </text:span><text:span text:style-name="T16">podem conter partes expositivas orientadas à discussão da teoria. As aulas serão complementadas com atividades de exercícios e demandas extra-classe. Estas atividades serão desenvolvidas com acompanhamento <text:s/>presencial do professor ou através </text:span><text:span text:style-name="T18">do Github da disciplina </text:span><text:span text:style-name="T19">(</text:span><text:a xlink:type="simple" xlink:href="http://github.com/fabiommendes/compiladores/" text:style-name="Internet_20_link" text:visited-style-name="Visited_20_Internet_20_Link"><text:span text:style-name="T20">http://</text:span></text:a><text:a xlink:type="simple" xlink:href="http://github.com/fabiommendes/compiladores/" text:style-name="Internet_20_link" text:visited-style-name="Visited_20_Internet_20_Link"><text:span text:style-name="T21">github.com/fabiommendes/compiladores/</text:span></text:a><text:span text:style-name="T19">).</text:span></text:p>
      <text:p text:style-name="Heading_20_2">5. CRITÉRIOS DE AVALIAÇÃO</text:p>
      <text:p text:style-name="P8">Pontos e estrelas</text:p>
      <text:p text:style-name="P9">A <text:span text:style-name="T30">menção final </text:span>é calculada a partir <text:span text:style-name="T40">de uma pontuação atribuída a</text:span><text:span text:style-name="T23"> </text:span>cada aluno ao longo do curso. O pontos são distribuídos <text:span text:style-name="T40">igualmente entre uma parte teórica (50pts), cuja avaliação é feita através de provas, e uma parte prática (50pts), cuja avaliação será feita por projetos e atividades de programação</text:span>. O aluno que obter a pontuação completa do curso é aprovado com a menção máxima. A conversão pontuação e menção é <text:span text:style-name="T30">feita da forma </text:span>usual: 90pts<text:span text:style-name="T30">+</text:span>: <text:span text:style-name="T2">SS</text:span>, 70pts<text:span text:style-name="T30">+</text:span>: <text:span text:style-name="T2">MS, </text:span>50pts<text:span text:style-name="T30">+</text:span>: <text:span text:style-name="T2">MM, </text:span>30pts<text:span text:style-name="T30">+</text:span>: <text:span text:style-name="T2">MI </text:span>e <text:span text:style-name="T24">menos que isto </text:span><text:span text:style-name="T4">II.</text:span></text:p>
      <text:p text:style-name="P27"><text:soft-page-break/><text:span text:style-name="T25">6. </text:span>Prova substitutiva e faltas</text:p>
      <text:p text:style-name="P11">A prova substitutiva será aplicada apenas em caso de falta justificada no dia da prova. O aluno deve apresentar <text:span text:style-name="T22">a justificativa na aula seguinte à prova ou quando terminar a licença médica. Esta justificativa </text:span><text:span text:style-name="T3">não </text:span><text:span text:style-name="T22">abona falta, mas dá direito ao aluno realizar a prova substitutiva sem nenhuma penalidade.</text:span></text:p>
      <text:p text:style-name="P29">7. Código de éticA E CONDUTA</text:p>
      <text:p text:style-name="P10"><text:span text:style-name="T40">Algumas </text:span>avaliações serão realizadas com auxílio do computador no laboratório de informática. Todas as submissões serão <text:span text:style-name="T28">processadas por </text:span>um programa <text:span text:style-name="T28">de </text:span>detecção de plágio. <text:span text:style-name="T27">Qualquer a</text:span>tividade onde for detectada a presença de plágio ser<text:span text:style-name="T27">á</text:span> anulada sem a possibilidade de substituição<text:span text:style-name="T27">. Não será feita qualquer distinção entre o aluno que forneceu a resposta para cópia e o aluno que obteve a mesma.</text:span></text:p>
      <text:p text:style-name="P10"/>
      <text:p text:style-name="P13">As mesmas considerações também se aplicam às provas teóricas que serão respondidas à mão.</text:p>
      <text:p text:style-name="P28"><text:span text:style-name="T26">8</text:span>. CronoGrama de atividades</text:p>
      <text:section text:style-name="Sect1" text:name="Seção1">
        <text:p text:style-name="P12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25">1</text:p>
            </table:table-cell>
            <table:table-cell table:style-name="Table1.B2" office:value-type="string">
              <text:p text:style-name="P6"><text:span text:style-name="T35">8/8</text:span>/201<text:span text:style-name="T34">7</text:span></text:p>
            </table:table-cell>
            <table:table-cell table:style-name="Table1.C2" office:value-type="string">
              <text:p text:style-name="P30">Início das aulas – Apresentação do curso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35">10/8</text:span>/201<text:span text:style-name="T34">7</text:span></text:p>
            </table:table-cell>
            <table:table-cell table:style-name="Table1.C2" office:value-type="string">
              <text:p text:style-name="P32">Análise léxica</text:p>
              <text:list xml:id="list3833953370" text:style-name="L2">
                <text:list-item>
                  <text:p text:style-name="P48">Tokens</text:p>
                </text:list-item>
                <text:list-item>
                  <text:p text:style-name="P48">Expressões regulares</text:p>
                </text:list-item>
              </text:list>
            </table:table-cell>
          </table:table-row>
          <table:table-row table:style-name="Table1.1">
            <table:table-cell table:style-name="Table1.A5" table:number-rows-spanned="2" office:value-type="string">
              <text:p text:style-name="P25">2</text:p>
            </table:table-cell>
            <table:table-cell table:style-name="Table1.B4" office:value-type="string">
              <text:p text:style-name="P6"><text:span text:style-name="T35">15/8</text:span>/201<text:span text:style-name="T34">7</text:span></text:p>
            </table:table-cell>
            <table:table-cell table:style-name="Table1.C4" office:value-type="string">
              <text:p text:style-name="P32">Análise sintática</text:p>
              <text:list xml:id="list101241302847478" text:continue-numbering="true" text:style-name="L2">
                <text:list-item>
                  <text:p text:style-name="P48">Gramática</text:p>
                </text:list-item>
                <text:list-item>
                  <text:p text:style-name="P48">Árvores sintáticas</text:p>
                </text:list-item>
                <text:list-item>
                  <text:p text:style-name="P48">S-expression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<text:span text:style-name="T35">17/8</text:span>/201<text:span text:style-name="T34">7</text:span></text:p>
            </table:table-cell>
            <table:table-cell table:style-name="Table1.C5" office:value-type="string">
              <text:p text:style-name="P33">Exercício</text:p>
              <text:list xml:id="list840150214" text:style-name="L3">
                <text:list-item>
                  <text:p text:style-name="P49">Implementando uma calculadora</text:p>
                </text:list-item>
                <text:list-item>
                  <text:p text:style-name="P49">Precedência de operações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3</text:p>
            </table:table-cell>
            <table:table-cell table:style-name="Table1.B2" office:value-type="string">
              <text:p text:style-name="P6"><text:span text:style-name="T35">22/8</text:span>/201<text:span text:style-name="T34">7</text:span></text:p>
            </table:table-cell>
            <table:table-cell table:style-name="Table1.C2" office:value-type="string">
              <text:p text:style-name="P33">ADTs</text:p>
              <text:list xml:id="list1055265004" text:style-name="L4">
                <text:list-item>
                  <text:p text:style-name="P51">Tipos “produto” e “soma”</text:p>
                </text:list-item>
                <text:list-item>
                  <text:p text:style-name="P51">Maybe e Result</text:p>
                </text:list-item>
                <text:list-item>
                  <text:p text:style-name="P51">Nós da árvore sintátic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35">24/8</text:span>/201<text:span text:style-name="T34">7</text:span></text:p>
            </table:table-cell>
            <table:table-cell table:style-name="Table1.C2" office:value-type="string">
              <text:p text:style-name="P33">Geração de código</text:p>
              <text:list xml:id="list1447790543" text:style-name="L5">
                <text:list-item>
                  <text:p text:style-name="P50">Representação intermediária</text:p>
                </text:list-item>
                <text:list-item>
                  <text:p text:style-name="P52">Geração de código</text:p>
                </text:list-item>
                <text:list-item>
                  <text:p text:style-name="P52">Controle de formatação e indentação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25">4</text:p>
            </table:table-cell>
            <table:table-cell table:style-name="Table1.B8" office:value-type="string">
              <text:p text:style-name="P16">29/8/2017</text:p>
            </table:table-cell>
            <table:table-cell table:style-name="Table1.C8" office:value-type="string">
              <text:p text:style-name="P34">Tokenizador do Python</text:p>
              <text:list xml:id="list642568267" text:style-name="L6">
                <text:list-item>
                  <text:p text:style-name="P64"><text:span text:style-name="T32">R</text:span><text:span text:style-name="T31">eutilizando o tokenizador</text:span></text:p>
                </text:list-item>
                <text:list-item>
                  <text:p text:style-name="P64"><text:span text:style-name="T32">E</text:span><text:span text:style-name="T31">xpressões regulares associadas e introspecção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16">31/8/2017</text:p>
            </table:table-cell>
            <table:table-cell table:style-name="Table1.C9" office:value-type="string">
              <text:p text:style-name="P34"><text:span text:style-name="T41">Gramática </text:span>do Python</text:p>
              <text:list xml:id="list101240737551918" text:continue-numbering="true" text:style-name="L6">
                <text:list-item>
                  <text:p text:style-name="P53">Recompilando o Python</text:p>
                </text:list-item>
                <text:list-item>
                  <text:p text:style-name="P53">Arquivo de gramática</text:p>
                </text:list-item>
                <text:list-item>
                  <text:p text:style-name="P53">Modificações superficiais à gramática</text:p>
                </text:list-item>
                <text:list-item>
                  <text:p text:style-name="P54">Gerando um Python personalizado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5</text:p>
            </table:table-cell>
            <table:table-cell table:style-name="Table1.B2" office:value-type="string">
              <text:p text:style-name="P15">5/<text:span text:style-name="T39">9</text:span>/2017</text:p>
            </table:table-cell>
            <table:table-cell table:style-name="Table1.C2" office:value-type="string">
              <text:p text:style-name="P39"><text:span text:style-name="T32">Á</text:span><text:span text:style-name="T31">rvores sintáticas do Python</text:span></text:p>
              <text:list xml:id="list101241692458989" text:continue-numbering="true" text:style-name="L6">
                <text:list-item>
                  <text:p text:style-name="P54">Acessando a árvore sintática de um código “vivo”</text:p>
                </text:list-item>
                <text:list-item>
                  <text:p text:style-name="P54">Modificações na árvore sintática</text:p>
                </text:list-item>
                <text:list-item>
                  <text:p text:style-name="P54">Macr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7/<text:span text:style-name="T39">9</text:span>/2017</text:p>
            </table:table-cell>
            <table:table-cell table:style-name="Table1.C2" office:value-type="string">
              <text:p text:style-name="P31">Feriado – Independência do Brasil</text:p>
            </table:table-cell>
          </table:table-row>
          <text:soft-page-break/>
          <table:table-row table:style-name="Table1.12">
            <table:table-cell table:style-name="Table1.A13" table:number-rows-spanned="2" office:value-type="string">
              <text:p text:style-name="P25">6</text:p>
            </table:table-cell>
            <table:table-cell table:style-name="Table1.B12" office:value-type="string">
              <text:p text:style-name="P15">12/<text:span text:style-name="T39">9</text:span>/2017</text:p>
            </table:table-cell>
            <table:table-cell table:style-name="Table1.C12" office:value-type="string">
              <text:p text:style-name="P76"><text:span text:style-name="T31">Linguagens simples</text:span></text:p>
              <text:list xml:id="list101241469925376" text:continue-numbering="true" text:style-name="L6">
                <text:list-item>
                  <text:p text:style-name="P55">Interpretador de brainf*ck</text:p>
                </text:list-item>
                <text:list-item>
                  <text:p text:style-name="P55">Compilador de brainf*ck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15">14/<text:span text:style-name="T39">9</text:span>/2017</text:p>
            </table:table-cell>
            <table:table-cell table:style-name="Table1.C13" office:value-type="string">
              <text:p text:style-name="P80"><text:span text:style-name="T31">Gramáticas de linguagens reais</text:span></text:p>
              <text:list xml:id="list101240359143546" text:continue-numbering="true" text:style-name="L6">
                <text:list-item>
                  <text:p text:style-name="P56">Lua</text:p>
                </text:list-item>
                <text:list-item>
                  <text:p text:style-name="P56">Python</text:p>
                </text:list-item>
                <text:list-item>
                  <text:p text:style-name="P56">etc...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7</text:p>
            </table:table-cell>
            <table:table-cell table:style-name="Table1.B2" office:value-type="string">
              <text:p text:style-name="P15">19/<text:span text:style-name="T39">9</text:span>/2017</text:p>
            </table:table-cell>
            <table:table-cell table:style-name="Table1.C2" office:value-type="string">
              <text:p text:style-name="P80"><text:span text:style-name="T31">Projetos para compiladores </text:span><text:span text:style-name="T33">I</text:span></text:p>
              <text:list xml:id="list101241113196658" text:continue-numbering="true" text:style-name="L6">
                <text:list-item>
                  <text:p text:style-name="P56">Pytuguês</text:p>
                </text:list-item>
                <text:list-item>
                  <text:p text:style-name="P56">Bricks</text:p>
                </text:list-item>
                <text:list-item>
                  <text:p text:style-name="P56">Sideckick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21/<text:span text:style-name="T39">9</text:span>/2017</text:p>
            </table:table-cell>
            <table:table-cell table:style-name="Table1.C2" office:value-type="string">
              <text:p text:style-name="P80"><text:span text:style-name="T31">Projetos para compiladores </text:span><text:span text:style-name="T33">II</text:span></text:p>
              <text:list xml:id="list101241028593890" text:continue-numbering="true" text:style-name="L6">
                <text:list-item>
                  <text:p text:style-name="P56">Definição de times</text:p>
                </text:list-item>
                <text:list-item>
                  <text:p text:style-name="P56">Trabalho prático</text:p>
                </text:list-item>
              </text:list>
            </table:table-cell>
          </table:table-row>
          <table:table-row table:style-name="Table1.1">
            <table:table-cell table:style-name="Table1.A16" table:number-rows-spanned="2" office:value-type="string">
              <text:p text:style-name="P26"/>
              <text:p text:style-name="P26">8</text:p>
            </table:table-cell>
            <table:table-cell table:style-name="Table1.B16" office:value-type="string">
              <text:p text:style-name="P15">26/<text:span text:style-name="T39">9</text:span>/2017</text:p>
            </table:table-cell>
            <table:table-cell table:style-name="Table1.C16" office:value-type="string">
              <text:p text:style-name="P38">Revisão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15">28/<text:span text:style-name="T39">9</text:span>/2017</text:p>
            </table:table-cell>
            <table:table-cell table:style-name="Table1.C17" office:value-type="string">
              <text:p text:style-name="P37">Prova I 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9</text:p>
            </table:table-cell>
            <table:table-cell table:style-name="Table1.B2" office:value-type="string">
              <text:p text:style-name="P14"><text:span text:style-name="T39">3</text:span>/<text:span text:style-name="T39">10</text:span>/2017</text:p>
            </table:table-cell>
            <table:table-cell table:style-name="Table1.C2" office:value-type="string">
              <text:p text:style-name="P41">Resolução Prova I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5/5/2017</text:p>
            </table:table-cell>
            <table:table-cell table:style-name="Table1.C2" office:value-type="string">
              <text:p text:style-name="P66">Autômatos</text:p>
              <text:list xml:id="list528406990" text:style-name="L20">
                <text:list-item>
                  <text:p text:style-name="P57">Introdução a autômatos</text:p>
                </text:list-item>
                <text:list-item>
                  <text:p text:style-name="P57">Tipos de autômatos</text:p>
                </text:list-item>
              </text:list>
            </table:table-cell>
          </table:table-row>
          <table:table-row table:style-name="Table1.1">
            <table:table-cell table:style-name="Table1.A21" table:number-rows-spanned="2" office:value-type="string">
              <text:p text:style-name="P25">10</text:p>
            </table:table-cell>
            <table:table-cell table:style-name="Table1.B20" office:value-type="string">
              <text:p text:style-name="P14"><text:span text:style-name="T36">10</text:span>/<text:span text:style-name="T39">10</text:span>/2017</text:p>
            </table:table-cell>
            <table:table-cell table:style-name="Table1.C20" office:value-type="string">
              <text:p text:style-name="P67">Parsers como autômatos</text:p>
              <text:list xml:id="list101241683926487" text:continue-numbering="true" text:style-name="L20">
                <text:list-item>
                  <text:p text:style-name="P58">Regexes como autômatos</text:p>
                </text:list-item>
                <text:list-item>
                  <text:p text:style-name="P58">Autômatos para gramáticas simples</text:p>
                </text:list-item>
                <text:list-item>
                  <text:p text:style-name="P58">Parser LR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1" office:value-type="string">
              <text:p text:style-name="P14"><text:span text:style-name="T36">12</text:span>/<text:span text:style-name="T39">10</text:span>/2017</text:p>
            </table:table-cell>
            <table:table-cell table:style-name="Table1.C21" office:value-type="string">
              <text:p text:style-name="P77">Feriado – Dia das Criança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1</text:p>
            </table:table-cell>
            <table:table-cell table:style-name="Table1.B2" office:value-type="string">
              <text:p text:style-name="P14"><text:span text:style-name="T36">17</text:span>/<text:span text:style-name="T39">10</text:span>/2017</text:p>
            </table:table-cell>
            <table:table-cell table:style-name="Table1.C2" office:value-type="string">
              <text:p text:style-name="P66">Máquina de Turing</text:p>
              <text:list xml:id="list101241727421875" text:continue-numbering="true" text:style-name="L20">
                <text:list-item>
                  <text:p text:style-name="P57">Modelos de computação</text:p>
                </text:list-item>
                <text:list-item>
                  <text:p text:style-name="P57">Computador como um autômato</text:p>
                </text:list-item>
                <text:list-item>
                  <text:p text:style-name="P57">Operações simples com máquinas de Turing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<text:span text:style-name="T36">19</text:span>/<text:span text:style-name="T39">10</text:span>/2017</text:p>
            </table:table-cell>
            <table:table-cell table:style-name="Table1.C2" office:value-type="string">
              <text:p text:style-name="P59">Ponto de controle dos projetos</text:p>
            </table:table-cell>
          </table:table-row>
          <table:table-row table:style-name="Table1.1">
            <table:table-cell table:style-name="Table1.A25" table:number-rows-spanned="2" office:value-type="string">
              <text:p text:style-name="P25">12</text:p>
            </table:table-cell>
            <table:table-cell table:style-name="Table1.B24" office:value-type="string">
              <text:p text:style-name="P14"><text:span text:style-name="T36">24</text:span>/<text:span text:style-name="T39">10</text:span>/2017</text:p>
            </table:table-cell>
            <table:table-cell table:style-name="Table1.C24" table:number-rows-spanned="2" office:value-type="string">
              <text:p text:style-name="P78">Semana Universitária</text:p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14"><text:span text:style-name="T36">26</text:span>/<text:span text:style-name="T39">10</text:span>/2017</text:p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p text:style-name="P25">13</text:p>
            </table:table-cell>
            <table:table-cell table:style-name="Table1.B2" office:value-type="string">
              <text:p text:style-name="P14">3<text:span text:style-name="T37">1</text:span>/<text:span text:style-name="T39">10</text:span>/2017</text:p>
            </table:table-cell>
            <table:table-cell table:style-name="Table1.C2" office:value-type="string">
              <text:p text:style-name="P68">Tabela de símbolos</text:p>
              <text:list xml:id="list946518461" text:style-name="L22">
                <text:list-item>
                  <text:p text:style-name="P60">Tabela de símbolos</text:p>
                </text:list-item>
                <text:list-item>
                  <text:p text:style-name="P60">Tipos de variávei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<text:span text:style-name="T37">2</text:span>/<text:span text:style-name="T39">11</text:span>/2017</text:p>
            </table:table-cell>
            <table:table-cell table:style-name="Table1.C2" office:value-type="string">
              <text:p text:style-name="P79">Feriado - Finados</text:p>
            </table:table-cell>
          </table:table-row>
          <table:table-row table:style-name="Table1.1">
            <table:table-cell table:style-name="Table1.A29" table:number-rows-spanned="2" office:value-type="string">
              <text:p text:style-name="P25">14</text:p>
            </table:table-cell>
            <table:table-cell table:style-name="Table1.B28" office:value-type="string">
              <text:p text:style-name="P14"><text:span text:style-name="T37">7</text:span>/<text:span text:style-name="T39">11</text:span>/2017</text:p>
            </table:table-cell>
            <table:table-cell table:style-name="Table1.C28" office:value-type="string">
              <text:p text:style-name="P68"><text:span text:style-name="T42">Checagem de tipos</text:span></text:p>
              <text:list xml:id="list101241835298124" text:continue-numbering="true" text:style-name="L22">
                <text:list-item>
                  <text:p text:style-name="P60">Sistemas de tipos</text:p>
                </text:list-item>
                <text:list-item>
                  <text:p text:style-name="P60"><text:span text:style-name="T42">Checagem de t</text:span>ipos de variáveis</text:p>
                </text:list-item>
                <text:list-item>
                  <text:p text:style-name="P62">Coerçõe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4"><text:span text:style-name="T37">9</text:span>/<text:span text:style-name="T39">11</text:span>/2017</text:p>
            </table:table-cell>
            <table:table-cell table:style-name="Table1.C29" office:value-type="string">
              <text:p text:style-name="P69">Tipos e análise estática</text:p>
              <text:list xml:id="list101241569376389" text:continue-numbering="true" text:style-name="L22">
                <text:list-item>
                  <text:p text:style-name="P62">Inferência de tipos</text:p>
                </text:list-item>
                <text:list-item>
                  <text:p text:style-name="P61">Tipos de funções</text:p>
                </text:list-item>
                <text:list-item>
                  <text:p text:style-name="P61">Polimorfismo</text:p>
                </text:list-item>
                <text:list-item>
                  <text:p text:style-name="P61">Type dispatch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5</text:p>
            </table:table-cell>
            <table:table-cell table:style-name="Table1.B2" office:value-type="string">
              <text:p text:style-name="P14"><text:span text:style-name="T37">14</text:span>/<text:span text:style-name="T39">11</text:span>/2017</text:p>
            </table:table-cell>
            <table:table-cell table:style-name="Table1.C2" office:value-type="string">
              <text:p text:style-name="P72">Runtime</text:p>
              <text:list xml:id="list3921539918" text:style-name="L23">
                <text:list-item>
                  <text:p text:style-name="P63">Considerações de runtime</text:p>
                </text:list-item>
                <text:list-item>
                  <text:p text:style-name="P63">Gerência de memória</text:p>
                </text:list-item>
                <text:list-item>
                  <text:p text:style-name="P63">Runtime do Python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<text:span text:style-name="T37">16</text:span>/<text:span text:style-name="T39">11</text:span>/2017</text:p>
            </table:table-cell>
            <table:table-cell table:style-name="Table1.C2" office:value-type="string">
              <text:p text:style-name="P45">Ponto de controle</text:p>
            </table:table-cell>
          </table:table-row>
          <table:table-row table:style-name="Table1.32">
            <table:table-cell table:style-name="Table1.A32" table:number-rows-spanned="2" office:value-type="string">
              <text:p text:style-name="P25">16</text:p>
            </table:table-cell>
            <table:table-cell table:style-name="Table1.B32" office:value-type="string">
              <text:p text:style-name="P14"><text:span text:style-name="T37">21</text:span>/<text:span text:style-name="T39">11</text:span>/2017</text:p>
            </table:table-cell>
            <table:table-cell table:style-name="Table1.C32" office:value-type="string">
              <text:p text:style-name="P71">Revisão</text:p>
            </table:table-cell>
          </table:table-row>
          <table:table-row table:style-name="Table1.1">
            <table:covered-table-cell/>
            <table:table-cell table:style-name="Table1.B32" office:value-type="string">
              <text:p text:style-name="P14"><text:span text:style-name="T37">23</text:span>/<text:span text:style-name="T39">11</text:span>/2017</text:p>
            </table:table-cell>
            <table:table-cell table:style-name="Table1.C32" office:value-type="string">
              <text:p text:style-name="P75">Prova <text:span text:style-name="T38">II</text:span>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14"><text:span text:style-name="T37">28</text:span>/<text:span text:style-name="T39">11</text:span>/2017</text:p>
            </table:table-cell>
            <table:table-cell table:style-name="Table1.C2" office:value-type="string">
              <text:p text:style-name="P74">Revisão de pro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<text:span text:style-name="T37">30</text:span>/<text:span text:style-name="T39">11</text:span>/2017</text:p>
            </table:table-cell>
            <table:table-cell table:style-name="Table1.C2" office:value-type="string">
              <text:p text:style-name="P73">Ponto de controle</text:p>
            </table:table-cell>
          </table:table-row>
          <table:table-row table:style-name="Table1.1">
            <table:table-cell table:style-name="Table1.A36" office:value-type="string">
              <text:p text:style-name="Standard"/>
            </table:table-cell>
            <table:table-cell table:style-name="Table1.B36" office:value-type="string">
              <text:p text:style-name="P14"><text:span text:style-name="T37">5</text:span>/<text:span text:style-name="T39">12</text:span>/2017</text:p>
            </table:table-cell>
            <table:table-cell table:style-name="Table1.C36" office:value-type="string">
              <text:p text:style-name="P73">Apresentação de trabalhos</text:p>
            </table:table-cell>
          </table:table-row>
          <table:table-row table:style-name="Table1.1">
            <table:table-cell table:style-name="Table1.A36" office:value-type="string">
              <text:p text:style-name="Standard"/>
            </table:table-cell>
            <table:table-cell table:style-name="Table1.B36" office:value-type="string">
              <text:p text:style-name="P14"><text:span text:style-name="T37">7</text:span>/<text:span text:style-name="T39">12</text:span>/2017</text:p>
            </table:table-cell>
            <table:table-cell table:style-name="Table1.C36" office:value-type="string">
              <text:p text:style-name="P36">Prova substitutiva</text:p>
            </table:table-cell>
          </table:table-row>
        </table:table>
        <text:p text:style-name="Standard"/>
        <text:p text:style-name="P5"><text:span text:style-name="T2">Obs.:</text:span> O cronograma está sujeito a alterações.</text:p>
        <text:p text:style-name="Heading_20_2"><text:span text:style-name="T26">9</text:span>. BIBLIOGRAFIA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24">BÁSICA:</text:p>
            </table:table-cell>
          </table:table-row>
          <table:table-row table:style-name="Tabela4.1">
            <table:table-cell table:style-name="Tabela4.A2" office:value-type="string">
              <text:p text:style-name="P44"><text:span text:style-name="T12">AHO</text:span><text:span text:style-name="T13">, </text:span><text:span text:style-name="T14">Alfred</text:span><text:span text:style-name="T13">; </text:span><text:span text:style-name="T12">SETHI</text:span><text:span text:style-name="T13">, </text:span><text:span text:style-name="T14">Ravi</text:span><text:span text:style-name="T13">; </text:span><text:span text:style-name="T12">ULLMAN</text:span><text:span text:style-name="T13">, </text:span><text:span text:style-name="T14">Jeffrey. </text:span><text:span text:style-name="T15">Compilers: Principles, techiniques and tools</text:span><text:span text:style-name="T13">. </text:span></text:p>
            </table:table-cell>
          </table:table-row>
        </table:table>
        <text:p text:style-name="P4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7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3"><draw:text-box><text:p text:style-name="Footer"><text:span text:style-name="Page_20_Number"><text:span text:style-name="MT1"><text:page-number text:select-page="current">3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8-24T10:12:40.123262284</dc:date>
    <meta:print-date>2009-08-10T15:39:00</meta:print-date>
    <meta:editing-cycles>831</meta:editing-cycles>
    <meta:editing-duration>P4DT4H4M20S</meta:editing-duration>
    <meta:generator>LibreOffice/5.3.4.2$Linux_X86_64 LibreOffice_project/30m0$Build-2</meta:generator>
    <meta:document-statistic meta:table-count="3" meta:image-count="1" meta:object-count="0" meta:page-count="4" meta:paragraph-count="183" meta:word-count="761" meta:character-count="4780" meta:non-whitespace-character-count="4245"/>
    <meta:user-defined meta:name="Informações 1"/>
    <meta:user-defined meta:name="Informações 2"/>
    <meta:user-defined meta:name="Informações 3"/>
    <meta:user-defined meta:name="Informações 4"/>
  </office:meta>
</office:document-meta>
</file>